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86cm"/>
    </style:style>
    <style:style style:name="co3" style:family="table-column">
      <style:table-column-properties fo:break-before="auto" style:column-width="3.5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Taulukko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Pvm</text:p>
          </table:table-cell>
          <table:table-cell office:value-type="string">
            <text:p>Mitä tehty</text:p>
          </table:table-cell>
          <table:table-cell office:value-type="string">
            <text:p>Työaika/h</text:p>
          </table:table-cell>
          <table:table-cell office:value-type="string">
            <text:p>Kokonaan uudet rivit</text:p>
          </table:table-cell>
          <table:table-cell office:value-type="string">
            <text:p>Havaitut bugit</text:p>
          </table:table-cell>
          <table:table-cell office:value-type="string">
            <text:p>Korjatut bugit</text:p>
          </table:table-cell>
        </table:table-row>
        <table:table-row table:style-name="ro1">
          <table:table-cell office:value-type="date" office:date-value="2012-03-16">
            <text:p>16.03.12</text:p>
          </table:table-cell>
          <table:table-cell office:value-type="string">
            <text:p>MainOscillator-luokan alkua. Toteutuspohdintaa. (Mm. funktio-osoitin staattisena jäsenmuuttujana)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Ensimmäiset yksikkötestit</text:p>
          </table:table-cell>
          <table:table-cell office:value-type="float" office:value="1.5">
            <text:p>1,5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Oskillaattoriluokkia lisää (kantaluokka ja LFO valmiiksi)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Luokkasuunnittelu, kolmen luokan pohjat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3">
            <text:p>13.03.12</text:p>
          </table:table-cell>
          <table:table-cell office:value-type="string">
            <text:p>KeyTranslations-taulukko</text:p>
          </table:table-cell>
          <table:table-cell office:value-type="float" office:value="0.5">
            <text:p>0,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2">
            <text:p>12.03.12</text:p>
          </table:table-cell>
          <table:table-cell office:value-type="string">
            <text:p>Oskillaattoriluokkaa, törttöilyä Gitillä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2">
            <text:p>12.03.12</text:p>
          </table:table-cell>
          <table:table-cell office:value-type="string">
            <text:p>Koodin selvennys, uusi luokka, uusi metodi, tuplapuskurointi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6">16.03.2012</text:date>, <text:time>22:00:25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T </meta:initial-creator>
    <meta:creation-date>2012-03-12T21:20:30</meta:creation-date>
    <dc:date>2012-03-16T22:00:25</dc:date>
    <dc:creator>AT </dc:creator>
    <meta:editing-duration>PT02H14M58S</meta:editing-duration>
    <meta:editing-cycles>10</meta:editing-cycles>
    <meta:generator>OpenOffice.org/3.2$Linux OpenOffice.org_project/320m12$Build-9483</meta:generator>
    <meta:document-statistic meta:table-count="3" meta:cell-count="45" meta:object-count="0"/>
  </office:meta>
</office:document-meta>
</file>